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355ea8" officeooo:paragraph-rsid="00355ea8"/>
    </style:style>
    <style:style style:name="P3" style:family="paragraph" style:parent-style-name="Preformatted_20_Text">
      <style:text-properties officeooo:rsid="00355ea8" officeooo:paragraph-rsid="00443e95"/>
    </style:style>
    <style:style style:name="P4" style:family="paragraph" style:parent-style-name="Preformatted_20_Text">
      <style:text-properties officeooo:rsid="00355ea8" officeooo:paragraph-rsid="0059c350"/>
    </style:style>
    <style:style style:name="P5" style:family="paragraph" style:parent-style-name="Preformatted_20_Text">
      <style:text-properties officeooo:rsid="0055b6ea" officeooo:paragraph-rsid="0055b6ea"/>
    </style:style>
    <style:style style:name="P6" style:family="paragraph" style:parent-style-name="Preformatted_20_Text">
      <style:text-properties officeooo:paragraph-rsid="0059c350"/>
    </style:style>
    <style:style style:name="P7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8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9" style:family="paragraph" style:parent-style-name="Subtitle">
      <style:text-properties officeooo:rsid="001bd92a" officeooo:paragraph-rsid="001bd92a"/>
    </style:style>
    <style:style style:name="P10" style:family="paragraph" style:parent-style-name="Preformatted_20_Text">
      <style:text-properties officeooo:rsid="00355ea8" officeooo:paragraph-rsid="005b77f4"/>
    </style:style>
    <style:style style:name="P11" style:family="paragraph" style:parent-style-name="Preformatted_20_Text">
      <style:text-properties officeooo:rsid="001bd92a" officeooo:paragraph-rsid="00411b29"/>
    </style:style>
    <style:style style:name="P12" style:family="paragraph" style:parent-style-name="Preformatted_20_Text">
      <style:text-properties fo:font-weight="normal" officeooo:rsid="00355ea8" officeooo:paragraph-rsid="0059c350" style:font-weight-asian="normal" style:font-weight-complex="normal"/>
    </style:style>
    <style:style style:name="P13" style:family="paragraph" style:parent-style-name="Preformatted_20_Text">
      <style:text-properties officeooo:paragraph-rsid="0059c350"/>
    </style:style>
    <style:style style:name="P14" style:family="paragraph" style:parent-style-name="Preformatted_20_Text">
      <style:text-properties officeooo:paragraph-rsid="005b77f4"/>
    </style:style>
    <style:style style:name="P15" style:family="paragraph" style:parent-style-name="Preformatted_20_Text">
      <style:text-properties officeooo:paragraph-rsid="00411b29"/>
    </style:style>
    <style:style style:name="P16" style:family="paragraph" style:parent-style-name="Subtitle">
      <style:text-properties style:font-name="Liberation Sans" fo:font-size="18pt" officeooo:rsid="005b77f4" officeooo:paragraph-rsid="005b77f4" style:font-name-asian="Noto Sans CJK SC Regular" style:font-size-asian="18pt" style:font-name-complex="FreeSans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1b29" style:font-weight-asian="bold" style:font-weight-complex="bold"/>
    </style:style>
    <style:style style:name="T3" style:family="text">
      <style:text-properties fo:font-weight="bold" officeooo:rsid="004b12d0" style:font-weight-asian="bold" style:font-weight-complex="bold"/>
    </style:style>
    <style:style style:name="T4" style:family="text">
      <style:text-properties fo:font-weight="bold" officeooo:rsid="0059c350" style:font-weight-asian="bold" style:font-weight-complex="bold"/>
    </style:style>
    <style:style style:name="T5" style:family="text">
      <style:text-properties officeooo:rsid="0026a4db"/>
    </style:style>
    <style:style style:name="T6" style:family="text">
      <style:text-properties officeooo:rsid="002a0009"/>
    </style:style>
    <style:style style:name="T7" style:family="text">
      <style:text-properties officeooo:rsid="00355ea8"/>
    </style:style>
    <style:style style:name="T8" style:family="text">
      <style:text-properties fo:font-weight="normal" officeooo:rsid="00411b29" style:font-weight-asian="normal" style:font-weight-complex="normal"/>
    </style:style>
    <style:style style:name="T9" style:family="text">
      <style:text-properties fo:font-weight="normal" officeooo:rsid="0042aa9f" style:font-weight-asian="normal" style:font-weight-complex="normal"/>
    </style:style>
    <style:style style:name="T10" style:family="text">
      <style:text-properties fo:font-weight="normal" officeooo:rsid="00443e95" style:font-weight-asian="normal" style:font-weight-complex="normal"/>
    </style:style>
    <style:style style:name="T11" style:family="text">
      <style:text-properties fo:font-weight="normal" officeooo:rsid="004b12d0" style:font-weight-asian="normal" style:font-weight-complex="normal"/>
    </style:style>
    <style:style style:name="T12" style:family="text">
      <style:text-properties fo:font-weight="normal" officeooo:rsid="004da002" style:font-weight-asian="normal" style:font-weight-complex="normal"/>
    </style:style>
    <style:style style:name="T13" style:family="text">
      <style:text-properties fo:font-weight="normal" officeooo:rsid="005410d1" style:font-weight-asian="normal" style:font-weight-complex="normal"/>
    </style:style>
    <style:style style:name="T14" style:family="text">
      <style:text-properties fo:font-weight="normal" officeooo:rsid="0059c350" style:font-weight-asian="normal" style:font-weight-complex="normal"/>
    </style:style>
    <style:style style:name="T15" style:family="text">
      <style:text-properties fo:font-weight="normal" officeooo:rsid="005b77f4" style:font-weight-asian="normal" style:font-weight-complex="normal"/>
    </style:style>
    <style:style style:name="T16" style:family="text">
      <style:text-properties officeooo:rsid="003f35c3"/>
    </style:style>
    <style:style style:name="T17" style:family="text">
      <style:text-properties officeooo:rsid="004aede2"/>
    </style:style>
    <style:style style:name="T18" style:family="text">
      <style:text-properties officeooo:rsid="004b12d0"/>
    </style:style>
    <style:style style:name="T19" style:family="text">
      <style:text-properties officeooo:rsid="004ba840"/>
    </style:style>
    <style:style style:name="T20" style:family="text">
      <style:text-properties officeooo:rsid="0057302a"/>
    </style:style>
    <style:style style:name="T21" style:family="text">
      <style:text-properties officeooo:rsid="0057b282"/>
    </style:style>
    <style:style style:name="T22" style:family="text">
      <style:text-properties officeooo:rsid="0059c350"/>
    </style:style>
    <style:style style:name="T23" style:family="text">
      <style:text-properties style:font-name="Liberation Mono" fo:font-size="10pt" fo:font-weight="normal" officeooo:rsid="0059c350" style:font-name-asian="Nimbus Mono L" style:font-size-asian="10pt" style:font-weight-asian="normal" style:font-name-complex="Liberation Mono" style:font-size-complex="10pt" style:font-weight-complex="normal"/>
    </style:style>
    <style:style style:name="T24" style:family="text">
      <style:text-properties style:font-name="Liberation Mono" fo:font-size="10pt" fo:font-weight="normal" officeooo:rsid="005b77f4" style:font-name-asian="Nimbus Mono L" style:font-size-asian="10pt" style:font-weight-asian="normal" style:font-name-complex="Liberation Mono" style:font-size-complex="10pt" style:font-weight-complex="normal"/>
    </style:style>
    <style:style style:name="T25" style:family="text">
      <style:text-properties officeooo:rsid="005b77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граммно-аппаратные средства Web</text:p>
      <text:p text:style-name="P7">(с) Сергей Синица 20<text:span text:style-name="T7">2</text:span><text:span text:style-name="T25">5</text:span></text:p>
      <text:p text:style-name="P1"/>
      <text:p text:style-name="P16">ПРОЕКТ</text:p>
      <text:p text:style-name="P10"><text:span text:style-name="T22">Предполагается </text:span><text:span text:style-name="T23">интеграция</text:span><text:span text:style-name="T14"> фронт-энд части, разработанной в ходе проекта по дисциплине «Разработка пользовательского WEB интерфейса» в предыдущем семестре.</text:span></text:p>
      <text:p text:style-name="P10"><text:span text:style-name="T14"/></text:p>
      <text:p text:style-name="P4">Для предыдущего задания реализовать веб-сервис, принимающий данные формы в формате JSON или XML. Для не авторизованного пользователя веб-сервис возвращает логин и пароль созданного пользователя и адрес профиля нового пользователя. Для авторизованных пользователей веб-сервис позволяет менять все ранее отправленные данные, кроме логина и пароля. При реализации веб-сервиса валидация параметров и логика работы полностью аналогичны предыдущему заданию.</text:p>
      <text:p text:style-name="P3"/>
      <text:p text:style-name="P3">Реализовать отправку формы в предыдущем задании помощью JavaScript (XMLHttpRequest или Fetch) через разработанный веб-сервис без перезагрузки страницы, если в браузере включен JavaScript. В противном</text:p>
      <text:p text:style-name="P3">случае форма отправляется как обычно.</text:p>
      <text:p text:style-name="P3"/>
      <text:p text:style-name="P3">В задании можно использовать JQuery или другие библиотеки <text:span text:style-name="T19">на клиенте</text:span>. <text:span text:style-name="T20">Можно переиспользовать код фронтэнда с прошлого семестра.</text:span> <text:span text:style-name="T19">Использование сторонних фреймворков на сервере (бекэнде) не предполагается. Веб-сервис реализуется средствами выбранного вами языка программирования </text:span><text:span text:style-name="T25">встроенными в этот язык средствами</text:span><text:span text:style-name="T19">.</text:span></text:p>
      <text:p text:style-name="P3"/>
      <text:p text:style-name="P9">СДАЧА РАБОТЫ И ОЦЕНИВАНИЕ</text:p>
      <text:p text:style-name="P1"><text:span text:style-name="T7">В</text:span> Moodle на проверку отправляется <text:span text:style-name="T18">ссылка на сайт и ссылка на репозитарий GIT</text:span>.</text:p>
      <text:p text:style-name="P1"/>
      <text:p text:style-name="P1">Время выполнения задания до <text:span text:style-name="T22">32</text:span> часов, включая самостоятельную работу. </text:p>
      <text:p text:style-name="P1"/>
      <text:p text:style-name="P11">За задание выставляется <text:span text:style-name="T1">до </text:span><text:span text:style-name="T4">4</text:span><text:span text:style-name="T3">6</text:span><text:span text:style-name="T1"> баллов</text:span><text:span text:style-name="T2">:</text:span></text:p>
      <text:p text:style-name="P14"><text:span text:style-name="T14">- до </text:span><text:span text:style-name="T24">26</text:span><text:span text:style-name="T14"> баллов: </text:span><text:span text:style-name="T23">интеграция</text:span><text:span text:style-name="T14"> фронт-энд части, разработанной в ходе проекта по дисциплине «Разработка пользовательского WEB интерфейса» в предыдущем семестре</text:span><text:span text:style-name="T15">;</text:span></text:p>
      <text:p text:style-name="P15"><text:span text:style-name="T2">- </text:span><text:span text:style-name="T14">до </text:span><text:span text:style-name="T24">5</text:span><text:span text:style-name="T8"> балл</text:span><text:span text:style-name="T14">ов</text:span><text:span text:style-name="T8">: </text:span><text:span text:style-name="T10">корректная </text:span><text:span text:style-name="T11">реализация веб-сервиса для сохранения новых данных форм и изменения отправленных ранее данных </text:span><text:span text:style-name="T13">при авторизации</text:span><text:span text:style-name="T8">;</text:span></text:p>
      <text:p text:style-name="P6"><text:span text:style-name="T8">- </text:span><text:span text:style-name="T14">до </text:span><text:span text:style-name="T24">5</text:span><text:span text:style-name="T8"> балл</text:span><text:span text:style-name="T14">ов</text:span><text:span text:style-name="T9">: </text:span><text:span text:style-name="T11">корректная реализация с использованием JavaScript, включая валидацию на клиенте и отображение ошибок при валидации на сервере, отправку новых данных и отображение логина и пароля, авторизаци</text:span><text:span text:style-name="T12">ю</text:span><text:span text:style-name="T11"> и редактирование введенных ранее данных</text:span><text:span text:style-name="T8">;</text:span></text:p>
      <text:p text:style-name="P6"><text:span text:style-name="T8">- </text:span><text:span text:style-name="T14">до </text:span><text:span text:style-name="T24">5</text:span><text:span text:style-name="T8"> балл</text:span><text:span text:style-name="T14">ов</text:span><text:span text:style-name="T9">: </text:span><text:span text:style-name="T11">фоллбек на корректно работающий вариант реализации предыдущей задачи в случае если JavaScript в браузере отключен</text:span><text:span text:style-name="T8">;</text:span></text:p>
      <text:p text:style-name="P6"><text:span text:style-name="T8">- </text:span><text:span text:style-name="T14">до </text:span><text:span text:style-name="T24">5</text:span><text:span text:style-name="T8"> балл</text:span><text:span text:style-name="T14">ов</text:span><text:span text:style-name="T9">: </text:span><text:span text:style-name="T11">реализация веб-сервиса с учетом принципов REST, единая точка входа, использование методов POST для сохранения новых данных и PUT по динамическому адресу для изменения ранее введенных данных</text:span><text:span text:style-name="T14">;</text:span></text:p>
      <text:p text:style-name="P12"><text:span text:style-name="T9"/></text:p>
      <text:p text:style-name="P1"/>
      <text:p text:style-name="P1"><text:span text:style-name="T5">Допускается не полное выполнение задания. </text:span>Не допускается просрочка выполнения задания <text:span text:style-name="T6">(</text:span>просроченное задание оценивается в 0 баллов<text:span text:style-name="T6">)</text:span>. </text:p>
      <text:p text:style-name="P1"/>
      <text:p text:style-name="Subtitle">МЕТОДИЧЕСКИЕ УКАЗАНИЯ </text:p>
      <text:p text:style-name="P2">Ознакомьтесь с содержанием лекци<text:span text:style-name="T16">и</text:span> <text:span text:style-name="T18">11-12 и учебным фреймворком</text:span>. <text:span text:style-name="T18">Проведите рефкторинг кода и используйте учебный фреймворк для организации модулей или разработайте свой фреймворк для сопоставления URL-страниц модулям, шаблонизации. Код валидации и работы с базой данных для веб-сервиса и формы на бекэнде не должен дублироваться. Обработчик JavaScript назначайте на форму динамически при отображении страницы чтобы изменить поведение формы, в случае если в браузере включен JavaScript.</text:span></text:p>
      <text:p text:style-name="P2"/>
      <text:p text:style-name="P5">Если вы выполняете задание не на PHP, то в данном задании предполагается <text:soft-page-break/>самостоятельная разработка фреймворка средствами выбранного языка программирования (без использования высокоуровневых фреймворков типа Django на Python или Express на NodeJS), для обеспечения единой точки входа, модульности, разделения шаблонов HTML/CSS, файлов JS и бизнес-логики бекэнд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1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28T17:10:08.946819402</dc:date>
    <meta:editing-duration>P4DT20H42M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426" meta:character-count="3296" meta:non-whitespace-character-count="2888"/>
  </office:meta>
</office:document-meta>
</file>